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zl" svg:font-family="ariz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">
      <style:text-properties style:font-name="arial"/>
    </style:style>
    <style:style style:name="P3" style:family="paragraph" style:parent-style-name="UrbanBody">
      <style:text-properties style:font-name="arial" fo:font-size="11pt" style:font-size-asian="11pt" style:font-size-complex="11pt"/>
    </style:style>
    <style:style style:name="P4" style:family="paragraph" style:parent-style-name="UrbanBody">
      <style:text-properties style:font-name="arial" fo:font-size="11pt" officeooo:paragraph-rsid="00024084" style:font-size-asian="11pt" style:font-size-complex="11pt"/>
    </style:style>
    <style:style style:name="P5" style:family="paragraph" style:parent-style-name="UrbanBody">
      <style:text-properties style:font-name="arial" fo:font-size="11pt" style:font-size-asian="11pt" style:font-name-complex="Arial" style:font-size-complex="11pt"/>
    </style:style>
    <style:style style:name="P6" style:family="paragraph" style:parent-style-name="UrbanTitle3">
      <style:text-properties style:font-name="arial" fo:font-size="11pt" fo:font-weight="normal" officeooo:paragraph-rsid="00024084" style:font-size-asian="11pt" style:font-weight-asian="normal" style:font-size-complex="11pt" style:font-weight-complex="normal"/>
    </style:style>
    <style:style style:name="P7" style:family="paragraph" style:parent-style-name="UrbanTitle3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paragraph-properties fo:margin-left="0cm" fo:margin-right="-0.002cm" fo:text-indent="0cm" style:auto-text-indent="false">
        <style:tab-stops>
          <style:tab-stop style:position="10.001cm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024084" style:font-size-asian="11pt" style:font-size-complex="11pt"/>
    </style:style>
    <style:style style:name="P10" style:family="paragraph" style:parent-style-name="Standard">
      <style:text-properties style:font-name="arial" officeooo:paragraph-rsid="00024084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24084" style:font-size-asian="10pt" style:font-size-complex="10pt"/>
    </style:style>
    <style:style style:name="P12" style:family="paragraph" style:parent-style-name="UrbanBody">
      <style:paragraph-properties fo:margin-left="1.251cm" fo:margin-right="0cm" fo:text-indent="0cm" style:auto-text-indent="false"/>
      <style:text-properties style:font-name="arial" fo:font-size="11pt" style:font-size-asian="11pt" style:font-size-complex="11pt"/>
    </style:style>
    <style:style style:name="P13" style:family="paragraph" style:parent-style-name="UrbanTitle">
      <style:text-properties style:font-name="arial"/>
    </style:style>
    <style:style style:name="P14" style:family="paragraph" style:parent-style-name="UrbanTitle">
      <style:text-properties style:font-name="arial" style:text-underline-style="none" fo:font-weight="bold" style:font-weight-asian="bold" style:font-weight-complex="bold"/>
    </style:style>
    <style:style style:name="P15" style:family="paragraph" style:parent-style-name="UrbanTitle3">
      <style:text-properties style:font-name="arial" fo:font-size="11pt" fo:language="zxx" fo:country="none" fo:font-weight="normal" officeooo:paragraph-rsid="00024084" style:font-size-asian="11pt" style:language-asian="zxx" style:country-asian="none" style:font-weight-asian="normal" style:font-size-complex="11pt" style:font-weight-complex="normal"/>
    </style:style>
    <style:style style:name="P16" style:family="paragraph" style:parent-style-name="UrbanTitle3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2408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style:use-window-font-color="true" style:font-name-complex="Arial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color="#646464" style:font-name-complex="Arial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7"><text:span text:style-name="T11">do text</text:span></text:p><text:p text:style-name="P17"><text:span text:style-name="T1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5">Au Gouvernement de la REGION WALLONNE,</text:p>
            <text:p text:style-name="P6">Le Ministre de l’Aménagement du Territoire<text:span text:style-name="T6"> c/o Madame la Directrice Générale </text:span>.G.A.T.L.P.</text:p>
            <text:p text:style-name="P6">Rue des Brigades d’Irlande, 1 </text:p>
            <text:p text:style-name="P16">5100 Jambes</text:p>
          </table:table-cell>
        </table:table-row>
      </table:table>
      <text:p text:style-name="P10"/>
      <text:p text:style-name="P14">Recours de la ville au GW contre décision du FD</text:p>
      <text:p text:style-name="P13"/>
      <text:p text:style-name="P2"/>
      <text:p text:style-name="P3"/>
      <text:p text:style-name="P3"/>
      <text:p text:style-name="P3"/>
      <text:p text:style-name="P3">Monsieur le Ministre,</text:p>
      <text:p text:style-name="P3">Madame la Directrice,</text:p>
      <text:p text:style-name="P3"/>
      <text:p text:style-name="P7">Concerne :</text:p>
      <text:p text:style-name="P3"><office:annotation><dc:creator>Gauthier Bastien</dc:creator><dc:date>2011-02-16T16:12:24</dc:date><text:p text:style-name="P17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/text:p>
      <text:p text:style-name="P3"><text:span text:style-name="T3">Référence cadastrale</text:span> : <text:text-input text:description="Parcelles">licence_view.get_parcels()</text:text-input></text:p>
      <text:p text:style-name="P3"/>
      <text:p text:style-name="P8"/>
      <text:p text:style-name="P3">Nous vous informons que le Collège Communal, réuni en sa séance de ce [DATE], a décidé d’introduire un recours auprès du Gouvernement Wallon sur base de l’article 127§6 du CWATUPE contre la décision du fonctionnaire délégué du <text:text-input text:description="Champs Permis de bâtir-Date du dernier rapport de collège">tool.formatDate(self.getLastWalloonRegionOpinionRequest().getEventDate())</text:text-input><text:s/>octroyant à <text:text-input text:description="Demandeurs">self.getApplicantsSignaletic()</text:text-input><text:s/>un permis d’urbanisme ayant pour objet <text:text-input text:description="Objet des travaux">self.getLicenceSubject()</text:text-input><text:s/>pour un bien sis <text:text-input text:description="Situation des travaux">self.getWorkLocationSignaletic()</text:text-input><text:span text:style-name="T4">.</text:span></text:p>
      <text:p text:style-name="P3"/>
      <text:p text:style-name="P7">I.Recevabilité</text:p>
      <text:p text:style-name="P3"/>
      <text:p text:style-name="P12">a) Ratione Temporis</text:p>
      <text:p text:style-name="P3"/>
      <text:p text:style-name="P3">La décision incriminée a été réceptionnée au secrétariat communal le <text:text-input text:description="Champs Permis de bâtir-Date du dernier rapport de collège">tool.formatDate(self.getLastWalloonRegionOpinionRequest().getReceiptDate())</text:text-input></text:p>
      <text:p text:style-name="P3">Le premier jour du délai est donc le <text:span text:style-name="T7"><text:s/></text:span><text:span text:style-name="T5"><text:text-input text:description="Champs Permis de bâtir-Date du dernier rapport de collège">tool.formatDate(self.getLastWalloonRegionOpinionRequest().getReceiptDate())</text:text-input></text:span><text:span text:style-name="T5"><text:s/></text:span>et le dernier jour est le <text:span text:style-name="T5"><text:text-input text:description="Champs Permis de bâtir-Date du dernier rapport de collège">tool.formatDate(self.getLastWalloonRegionOpinionRequest().getReceiptDate() + 30 )</text:text-input></text:span><text:span text:style-name="T7">.</text:span></text:p>
      <text:p text:style-name="P3"/>
      <text:p text:style-name="P3">Le présent recours déposé à la poste le <text:text-input text:description="Champs généraux-Commune">tool.formatDate(urbanEventObj.getTransmitDate())</text:text-input><text:span text:style-name="T7"><text:s/>e</text:span>st donc recevable.</text:p>
      <text:p text:style-name="P3"/>
      <text:p text:style-name="P12">b) Intérêt</text:p>
      <text:p text:style-name="P3"/>
      <text:p text:style-name="P4">La Ville de <text:span text:style-name="Police_20_par_20_défaut"><text:span text:style-name="T10"><text:text-input text:description="">tool.getCityName()</text:text-input></text:span></text:span><text:s/>représentée par son Collège Communal a intérêt au présent recours puisqu’en date du [DATE]<text:span text:style-name="T7"> </text:span>cette assemblée avait décidé de transmettre la demande au <text:soft-page-break/>fonctionnaire délégué avec avis défavorable.</text:p>
      <text:p text:style-name="P3"/>
      <text:p text:style-name="P3">La commune introduit donc le présent recours pour défendre sa politique urbanistique et la conception qu’elle se fait du bon aménagement des lieux.</text:p>
      <text:p text:style-name="P3"/>
      <text:p text:style-name="P3"/>
      <text:p text:style-name="P3"/>
      <text:p text:style-name="P7">II.Moyens</text:p>
      <text:p text:style-name="P3"/>
      <text:p text:style-name="P3">Pour ces motifs, nous vous demandons de déclarer ce recours recevable et fondé et de refuser dès lors le permis.</text:p>
      <text:p text:style-name="P3"/>
      <text:p text:style-name="P3"/>
      <text:p text:style-name="P5">Nous vous prions de croire, Monsieur le Ministre de l’Aménagement du Territoire, Madame la Directrice Générale, à l’expression de notre considération distinguée.</text:p>
      <text:p text:style-name="P3"/>
      <text:p text:style-name="P3"><office:annotation><dc:creator>Gauthier Bastien</dc:creator><dc:date>2011-01-13T14:56:41</dc:date><text:p text:style-name="P17"><text:span text:style-name="T11">do text</text:span></text:p><text:p text:style-name="P17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zl" svg:font-family="ariz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05:51.322703656</dc:date>
    <dc:language>fr-FR</dc:language>
    <meta:editing-cycles>149</meta:editing-cycles>
    <meta:editing-duration>P2DT8H20M21S</meta:editing-duration>
    <meta:document-statistic meta:table-count="1" meta:image-count="0" meta:object-count="0" meta:page-count="2" meta:paragraph-count="29" meta:word-count="305" meta:character-count="2262" meta:non-whitespace-character-count="2018"/>
    <meta:user-defined meta:name="Info 1"/>
    <meta:user-defined meta:name="Info 2"/>
    <meta:user-defined meta:name="Info 3"/>
    <meta:user-defined meta:name="Info 4"/>
  </office:meta>
</office:document-meta>
</file>